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Poppins" svg:font-family="Poppins, sans-serif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5in" fo:margin-left="0.0771in" table:align="left"/>
    </style:style>
    <style:style style:name="Table2.A" style:family="table-column">
      <style:table-column-properties style:column-width="6.6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382in" table:align="left"/>
    </style:style>
    <style:style style:name="Table3.A" style:family="table-column">
      <style:table-column-properties style:column-width="4.2382in"/>
    </style:style>
    <style:style style:name="Table3.A1" style:family="table-cell">
      <style:table-cell-properties style:vertical-align="middle" fo:padding="0.0694in" fo:border-left="1pt solid #000000" fo:border-right="1pt solid #000000" fo:border-top="1pt solid #000000" fo:border-bottom="1pt solid #ffffff"/>
    </style:style>
    <style:style style:name="Table3.A2" style:family="table-cell">
      <style:table-cell-properties style:vertical-align="middle" fo:padding="0.0694in" fo:border-left="1pt solid #000000" fo:border-right="1pt solid #000000" fo:border-top="1pt solid #ffffff" fo:border-bottom="1pt solid #ffffff"/>
    </style:style>
    <style:style style:name="Table3.A3" style:family="table-cell">
      <style:table-cell-properties style:vertical-align="middle" fo:padding="0.0694in" fo:border-left="1pt solid #000000" fo:border-right="1pt solid #000000" fo:border-top="1pt solid #ffffff" fo:border-bottom="1pt solid #000000"/>
    </style:style>
    <style:style style:name="Table4" style:family="table">
      <style:table-properties style:width="4.2382in" table:align="left"/>
    </style:style>
    <style:style style:name="Table4.A" style:family="table-column">
      <style:table-column-properties style:column-width="4.2382in"/>
    </style:style>
    <style:style style:name="Table4.A1" style:family="table-cell">
      <style:table-cell-properties style:vertical-align="middle" fo:padding="0.0694in" fo:border-left="1pt solid #000000" fo:border-right="1pt solid #000000" fo:border-top="1pt solid #000000" fo:border-bottom="1pt solid #ffffff"/>
    </style:style>
    <style:style style:name="Table4.A2" style:family="table-cell">
      <style:table-cell-properties style:vertical-align="middle" fo:padding="0.0694in" fo:border-left="1pt solid #000000" fo:border-right="1pt solid #000000" fo:border-top="1pt solid #ffffff" fo:border-bottom="1pt solid #ffffff"/>
    </style:style>
    <style:style style:name="Table4.A3" style:family="table-cell">
      <style:table-cell-properties style:vertical-align="middle" fo:padding="0.0694in" fo:border-left="1pt solid #000000" fo:border-right="1pt solid #000000" fo:border-top="1pt solid #ffffff" fo:border-bottom="1pt solid #000000"/>
    </style:style>
    <style:style style:name="Table5" style:family="table">
      <style:table-properties style:width="4.2382in" table:align="left"/>
    </style:style>
    <style:style style:name="Table5.A" style:family="table-column">
      <style:table-column-properties style:column-width="4.2382in"/>
    </style:style>
    <style:style style:name="Table5.A1" style:family="table-cell">
      <style:table-cell-properties style:vertical-align="middle" fo:padding="0.0694in" fo:border-left="1pt solid #000000" fo:border-right="1pt solid #000000" fo:border-top="1pt solid #000000" fo:border-bottom="1pt solid #ffffff"/>
    </style:style>
    <style:style style:name="Table5.A2" style:family="table-cell">
      <style:table-cell-properties style:vertical-align="middle" fo:padding="0.0694in" fo:border-left="1pt solid #000000" fo:border-right="1pt solid #000000" fo:border-top="1pt solid #ffffff" fo:border-bottom="1pt solid #ffffff"/>
    </style:style>
    <style:style style:name="Table5.A3" style:family="table-cell">
      <style:table-cell-properties style:vertical-align="middle" fo:padding="0.0694in" fo:border-left="1pt solid #000000" fo:border-right="1pt solid #000000" fo:border-top="1pt solid #ffffff" fo:border-bottom="1pt solid #000000"/>
    </style:style>
    <style:style style:name="Table6" style:family="table">
      <style:table-properties style:width="6.6861in" table:align="right"/>
    </style:style>
    <style:style style:name="Table6.A" style:family="table-column">
      <style:table-column-properties style:column-width="6.6861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57b7b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359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df09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bda2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df16c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730e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0971d2" officeooo:paragraph-rsid="000c05eb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0971d2" officeooo:paragraph-rsid="0015bc8b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rsid="000971d2" officeooo:paragraph-rsid="000810e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rsid="000971d2" officeooo:paragraph-rsid="001bbda2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rsid="000971d2" officeooo:paragraph-rsid="002730e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officeooo:rsid="000aaee1" officeooo:paragraph-rsid="000aaee1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officeooo:rsid="000aaee1" officeooo:paragraph-rsid="0015bc8b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size="16pt" fo:font-weight="bold" officeooo:rsid="000d75d4" officeooo:paragraph-rsid="000d75d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size="16pt" fo:font-weight="bold" officeooo:rsid="000d75d4" officeooo:paragraph-rsid="002af94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size="16pt" fo:font-weight="bold" officeooo:rsid="000d75d4" officeooo:paragraph-rsid="0033e5a4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0810e1" officeooo:paragraph-rsid="001bbda2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size="13pt" officeooo:rsid="0015bc8b" officeooo:paragraph-rsid="001dbac2" style:font-size-asian="13pt" style:font-size-complex="13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size="13pt" officeooo:rsid="001acf63" officeooo:paragraph-rsid="001acf63" style:font-size-asian="13pt" style:font-size-complex="13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size="13pt" fo:font-style="normal" officeooo:rsid="000aaee1" officeooo:paragraph-rsid="002e4d85" style:font-size-asian="13pt" style:font-style-asian="normal" style:font-size-complex="13pt" style:font-style-complex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size="13pt" fo:font-style="normal" officeooo:rsid="0015bc8b" officeooo:paragraph-rsid="002e4d85" style:font-size-asian="13pt" style:font-style-asian="normal" style:font-size-complex="13pt" style:font-style-complex="normal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size="13pt" fo:font-style="normal" officeooo:rsid="001542f7" officeooo:paragraph-rsid="001542f7" style:font-size-asian="13pt" style:font-style-asian="normal" style:font-size-complex="13pt" style:font-style-complex="normal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size="13pt" fo:font-style="normal" officeooo:rsid="002e4d85" officeooo:paragraph-rsid="002e4d85" style:font-size-asian="13pt" style:font-style-asian="normal" style:font-size-complex="13pt" style:font-style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size="13pt" fo:font-style="italic" officeooo:rsid="001acf63" officeooo:paragraph-rsid="002730ed" style:font-size-asian="13pt" style:font-style-asian="italic" style:font-size-complex="13pt" style:font-style-complex="italic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officeooo:rsid="001df16c" officeooo:paragraph-rsid="001df16c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officeooo:rsid="001df16c" officeooo:paragraph-rsid="0025866b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officeooo:rsid="001df16c" officeooo:paragraph-rsid="002730ed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officeooo:rsid="001df16c" officeooo:paragraph-rsid="0028788d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officeooo:rsid="001df16c" officeooo:paragraph-rsid="00299e0c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officeooo:rsid="002048ed" officeooo:paragraph-rsid="002048e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officeooo:rsid="002048ed" officeooo:paragraph-rsid="00238d67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officeooo:rsid="0021fb08" officeooo:paragraph-rsid="0021fb08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officeooo:rsid="0021fb08" officeooo:paragraph-rsid="00232634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officeooo:rsid="00232634" officeooo:paragraph-rsid="00232634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15bc8b" officeooo:paragraph-rsid="0015bc8b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officeooo:rsid="002af94f" officeooo:paragraph-rsid="002af94f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style="normal" officeooo:rsid="0015bc8b" officeooo:paragraph-rsid="0015bc8b" style:font-style-asian="normal" style:font-style-complex="normal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style="normal" officeooo:rsid="000971d2" officeooo:paragraph-rsid="001bbda2" style:font-style-asian="normal" style:font-style-complex="normal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officeooo:rsid="000d75d4" officeooo:paragraph-rsid="0033e5a4"/>
    </style:style>
    <style:style style:name="P4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2pt" fo:font-style="normal" officeooo:rsid="001542f7" officeooo:paragraph-rsid="0018df09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2pt" fo:font-style="normal" officeooo:rsid="0018359e" officeooo:paragraph-rsid="0018df09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2pt" fo:font-style="normal" officeooo:rsid="0018359e" officeooo:paragraph-rsid="002e4d85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2pt" officeooo:paragraph-rsid="0018df09" style:font-size-asian="12pt" style:font-size-complex="12pt"/>
    </style:style>
    <style:style style:name="P4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20%" fo:orphans="2" fo:widows="2" fo:text-indent="0in" style:auto-text-indent="false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3b21a3" officeooo:paragraph-rsid="003b21a3" style:text-blinking="false" fo:background-color="transparent" style:font-size-asian="13pt" style:font-style-asian="normal" style:font-size-complex="13pt" style:font-style-complex="normal"/>
    </style:style>
    <style:style style:name="P45" style:family="paragraph" style:parent-style-name="Text_20_body">
      <style:paragraph-properties fo:margin-left="0in" fo:margin-right="0in" fo:orphans="2" fo:widows="2" fo:text-indent="0in" style:auto-text-indent="false"/>
      <style:text-properties fo:font-weight="normal" officeooo:rsid="0021fb08" officeooo:paragraph-rsid="002a32ea"/>
    </style:style>
    <style:style style:name="P46" style:family="paragraph" style:parent-style-name="Text_20_body">
      <style:paragraph-properties fo:margin-left="0in" fo:margin-right="0in" fo:orphans="2" fo:widows="2" fo:text-indent="0in" style:auto-text-indent="false"/>
      <style:text-properties fo:font-weight="normal" officeooo:rsid="0021fb08" officeooo:paragraph-rsid="0032844f"/>
    </style:style>
    <style:style style:name="P47" style:family="paragraph" style:parent-style-name="Text_20_body">
      <style:paragraph-properties fo:margin-left="0in" fo:margin-right="0in" fo:orphans="2" fo:widows="2" fo:text-indent="0in" style:auto-text-indent="false"/>
      <style:text-properties fo:font-weight="normal" officeooo:paragraph-rsid="0032844f"/>
    </style:style>
    <style:style style:name="P48" style:family="paragraph" style:parent-style-name="Text_20_body">
      <style:paragraph-properties fo:margin-left="0in" fo:margin-right="0in" fo:orphans="2" fo:widows="2" fo:text-indent="0in" style:auto-text-indent="false"/>
      <style:text-properties fo:font-weight="normal" officeooo:paragraph-rsid="0033e5a4"/>
    </style:style>
    <style:style style:name="P4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paragraph-rsid="0033e5a4" style:text-blinking="false" fo:background-color="transparent"/>
    </style:style>
    <style:style style:name="P5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165826" officeooo:paragraph-rsid="0033e5a4" style:text-blinking="false" fo:background-color="transparent" style:font-size-asian="13pt" style:font-style-asian="normal" style:font-size-complex="13pt" style:font-style-complex="normal"/>
    </style:style>
    <style:style style:name="P5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165826" officeooo:paragraph-rsid="0032844f" style:text-blinking="false" fo:background-color="transparent" style:font-size-asian="13pt" style:font-style-asian="normal" style:font-size-complex="13pt" style:font-style-complex="normal"/>
    </style:style>
    <style:style style:name="P5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3b21a3" officeooo:paragraph-rsid="0033e5a4" style:text-blinking="false" fo:background-color="transparent" style:font-size-asian="13pt" style:font-style-asian="normal" style:font-size-complex="13pt" style:font-style-complex="normal"/>
    </style:style>
    <style:style style:name="P5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3b21a3" officeooo:paragraph-rsid="003b21a3" style:text-blinking="false" fo:background-color="transparent" style:font-size-asian="13pt" style:font-style-asian="normal" style:font-size-complex="13pt" style:font-style-complex="normal"/>
    </style:style>
    <style:style style:name="P5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3b3842" style:text-line-through-style="none" style:text-line-through-type="none" style:font-name="Poppins" fo:font-size="10pt" fo:letter-spacing="normal" fo:font-style="italic" style:text-underline-style="none" fo:font-weight="normal" officeooo:rsid="00356fe3" officeooo:paragraph-rsid="00356fe3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Roboto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able_20_Contents">
      <style:text-properties officeooo:rsid="000c05eb" officeooo:paragraph-rsid="000c05eb"/>
    </style:style>
    <style:style style:name="P57" style:family="paragraph" style:parent-style-name="Table_20_Contents">
      <style:text-properties officeooo:rsid="00356fe3" officeooo:paragraph-rsid="00356fe3"/>
    </style:style>
    <style:style style:name="P58" style:family="paragraph" style:parent-style-name="Standard">
      <style:text-properties fo:font-size="16pt" fo:font-weight="bold" officeooo:rsid="001542f7" officeooo:paragraph-rsid="001542f7" style:font-size-asian="16pt" style:font-weight-asian="bold" style:font-size-complex="16pt" style:font-weight-complex="bold"/>
    </style:style>
    <style:style style:name="P59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style:text-blinking="false" fo:background-color="transparent"/>
    </style:style>
    <style:style style:name="P60" style:family="paragraph" style:parent-style-name="Standard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officeooo:paragraph-rsid="00349f90" style:text-blinking="false" fo:background-color="transparent"/>
    </style:style>
    <style:style style:name="P61" style:family="paragraph" style:parent-style-name="Standard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165826" officeooo:paragraph-rsid="00349f90" style:text-blinking="false" fo:background-color="transparent" style:font-size-asian="13pt" style:font-style-asian="normal" style:font-size-complex="13pt" style:font-style-complex="normal"/>
    </style:style>
    <style:style style:name="P62" style:family="paragraph" style:parent-style-name="Standard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3b21a3" officeooo:paragraph-rsid="003b21a3" style:text-blinking="false" fo:background-color="transparent" style:font-size-asian="13pt" style:font-style-asian="normal" style:font-size-complex="13pt" style:font-style-complex="normal"/>
    </style:style>
    <style:style style:name="P63" style:family="paragraph" style:parent-style-name="Standard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3b21a3" officeooo:paragraph-rsid="003b9a2e" style:text-blinking="false" fo:background-color="transparent" style:font-size-asian="13pt" style:font-style-asian="normal" style:font-size-complex="13pt" style:font-style-complex="normal"/>
    </style:style>
    <style:style style:name="P64" style:family="paragraph" style:parent-style-name="Standard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3b9a2e" officeooo:paragraph-rsid="003b9a2e" style:text-blinking="false" fo:background-color="transparent" style:font-size-asian="13pt" style:font-style-asian="normal" style:font-size-complex="13pt" style:font-style-complex="normal"/>
    </style:style>
    <style:style style:name="P65" style:family="paragraph" style:parent-style-name="Standard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0b858" officeooo:paragraph-rsid="0040b858" style:text-blinking="false" fo:background-color="transparent" style:font-size-asian="13pt" style:font-style-asian="normal" style:font-size-complex="13pt" style:font-style-complex="normal"/>
    </style:style>
    <style:style style:name="P66" style:family="paragraph" style:parent-style-name="Text_20_body">
      <style:paragraph-properties fo:margin-top="0in" fo:margin-bottom="0in" loext:contextual-spacing="false"/>
      <style:text-properties fo:font-size="13pt" fo:font-style="normal" officeooo:rsid="002a32ea" style:font-size-asian="13pt" style:font-style-asian="normal" style:font-size-complex="13pt" style:font-style-complex="normal"/>
    </style:style>
    <style:style style:name="P67" style:family="paragraph" style:parent-style-name="Text_20_body">
      <style:text-properties officeooo:rsid="00434e8b" officeooo:paragraph-rsid="00434e8b"/>
    </style:style>
    <style:style style:name="P68" style:family="paragraph" style:parent-style-name="Text_20_body">
      <style:text-properties officeooo:rsid="00439186" officeooo:paragraph-rsid="00439186"/>
    </style:style>
    <style:style style:name="P69" style:family="paragraph" style:parent-style-name="Text_20_body">
      <style:text-properties officeooo:rsid="00439186" officeooo:paragraph-rsid="0044f5d1"/>
    </style:style>
    <style:style style:name="P70" style:family="paragraph" style:parent-style-name="Text_20_body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39186" officeooo:paragraph-rsid="00439186" style:text-blinking="false" fo:background-color="transparent"/>
    </style:style>
    <style:style style:name="P71" style:family="paragraph" style:parent-style-name="Text_20_body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4f5d1" officeooo:paragraph-rsid="00439186" style:text-blinking="false" fo:background-color="transparent" style:font-style-asian="normal" style:font-style-complex="normal"/>
    </style:style>
    <style:style style:name="P72" style:family="paragraph" style:parent-style-name="Text_20_body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4f5d1" officeooo:paragraph-rsid="0044f5d1" style:text-blinking="false" fo:background-color="transparent" style:font-style-asian="normal" style:font-style-complex="normal"/>
    </style:style>
    <style:style style:name="P73" style:family="paragraph" style:parent-style-name="Text_20_body" style:master-page-name="">
      <loext:graphic-properties draw:fill="none"/>
      <style:paragraph-properties fo:margin-left="0in" fo:margin-right="-0.3118in" fo:margin-top="0in" fo:margin-bottom="0.0972in" loext:contextual-spacing="false" fo:line-height="115%" fo:text-indent="0in" style:auto-text-indent="false" style:page-number="auto" fo:background-color="transparent"/>
      <style:text-properties officeooo:rsid="00439186" officeooo:paragraph-rsid="00439186"/>
    </style:style>
    <style:style style:name="P74" style:family="paragraph" style:parent-style-name="Text_20_body">
      <loext:graphic-properties draw:fill="none"/>
      <style:paragraph-properties fo:margin-left="0in" fo:margin-right="-0.3118in" fo:margin-top="0in" fo:margin-bottom="0.0972in" loext:contextual-spacing="false" fo:line-height="115%" fo:text-indent="0in" style:auto-text-indent="false" fo:background-color="transparent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39186" officeooo:paragraph-rsid="00439186" style:text-blinking="false" fo:background-color="transparent" style:font-style-asian="normal" style:font-style-complex="normal"/>
    </style:style>
    <style:style style:name="P75" style:family="paragraph" style:parent-style-name="Standard" style:list-style-name="L1">
      <style:paragraph-properties fo:orphans="2" fo:widows="2"/>
      <style:text-properties fo:font-size="13pt" fo:font-style="italic" officeooo:rsid="0025866b" officeooo:paragraph-rsid="0025866b" style:font-size-asian="13pt" style:font-style-asian="italic" style:font-size-complex="13pt" style:font-style-complex="italic"/>
    </style:style>
    <style:style style:name="P76" style:family="paragraph" style:parent-style-name="Standard" style:list-style-name="L1">
      <style:paragraph-properties fo:orphans="2" fo:widows="2"/>
      <style:text-properties fo:font-size="13pt" fo:font-style="italic" officeooo:rsid="001acf63" officeooo:paragraph-rsid="001acf63" style:font-size-asian="13pt" style:font-style-asian="italic" style:font-size-complex="13pt" style:font-style-complex="italic"/>
    </style:style>
    <style:style style:name="P77" style:family="paragraph" style:parent-style-name="Standard" style:list-style-name="L1">
      <style:paragraph-properties fo:orphans="2" fo:widows="2"/>
      <style:text-properties fo:font-size="13pt" fo:font-style="normal" officeooo:rsid="0018359e" officeooo:paragraph-rsid="002d51cc" style:font-size-asian="13pt" style:font-style-asian="normal" style:font-size-complex="13pt" style:font-style-complex="normal"/>
    </style:style>
    <style:style style:name="P78" style:family="paragraph" style:parent-style-name="Text_20_body">
      <style:text-properties officeooo:paragraph-rsid="0049b07f"/>
    </style:style>
    <style:style style:name="P79" style:family="paragraph" style:parent-style-name="Text_20_body" style:list-style-name="L11">
      <loext:graphic-properties draw:fill="none" draw:fill-color="#ffffff"/>
      <style:paragraph-properties fo:margin-top="0.1665in" fo:margin-bottom="0in" loext:contextual-spacing="false" fo:line-height="138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style:text-blinking="false"/>
    </style:style>
    <style:style style:name="P80" style:family="paragraph" style:parent-style-name="Text_20_body" style:list-style-name="L11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paragraph-rsid="003a7667" style:text-blinking="false"/>
    </style:style>
    <style:style style:name="P81" style:family="paragraph" style:parent-style-name="Text_20_body" style:list-style-name="L11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paragraph-rsid="00456106" style:text-blinking="false" fo:background-color="transparent"/>
    </style:style>
    <style:style style:name="P82" style:family="paragraph" style:parent-style-name="Text_20_body" style:list-style-name="L11">
      <loext:graphic-properties draw:fill="none" draw:fill-color="#ffffff"/>
      <style:paragraph-properties fo:margin-top="0in" fo:margin-bottom="0.1665in" loext:contextual-spacing="false" fo:line-height="138%" fo:background-color="transparent" style:writing-mode="lr-tb"/>
      <style:text-properties officeooo:paragraph-rsid="00456106"/>
    </style:style>
    <style:style style:name="P8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style:text-blinking="false" fo:background-color="transparent"/>
    </style:style>
    <style:style style:name="P8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paragraph-rsid="00487225" style:text-blinking="false" fo:background-color="transparent"/>
    </style:style>
    <style:style style:name="P8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paragraph-rsid="004b4423" style:text-blinking="false" fo:background-color="transparent"/>
    </style:style>
    <style:style style:name="P8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b4423" officeooo:paragraph-rsid="004b4423" style:text-blinking="false" fo:background-color="transparent"/>
    </style:style>
    <style:style style:name="P87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88" style:family="paragraph" style:parent-style-name="Table_20_Contents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89" style:family="paragraph" style:parent-style-name="Table_20_Contents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90" style:family="paragraph" style:parent-style-name="Table_20_Contents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officeooo:paragraph-rsid="002b91be" style:text-blinking="false" fo:background-color="transparent"/>
    </style:style>
    <style:style style:name="P91" style:family="paragraph" style:parent-style-name="Table_20_Contents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92" style:family="paragraph" style:parent-style-name="Table_20_Contents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93" style:family="paragraph" style:parent-style-name="Table_20_Contents" style:list-style-name="L8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94" style:family="paragraph" style:parent-style-name="Table_20_Contents" style:list-style-name="L9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P95" style:family="paragraph" style:parent-style-name="Table_20_Contents" style:list-style-name="L10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/>
    </style:style>
    <style:style style:name="T1" style:family="text">
      <style:text-properties officeooo:rsid="000971d2"/>
    </style:style>
    <style:style style:name="T2" style:family="text">
      <style:text-properties fo:font-style="italic" officeooo:rsid="000810e1" style:font-style-asian="italic" style:font-style-complex="italic"/>
    </style:style>
    <style:style style:name="T3" style:family="text">
      <style:text-properties fo:font-style="italic" officeooo:rsid="0018359e" style:font-style-asian="italic" style:font-style-complex="italic"/>
    </style:style>
    <style:style style:name="T4" style:family="text">
      <style:text-properties fo:font-style="italic" fo:background-color="transparent" loext:char-shading-value="0"/>
    </style:style>
    <style:style style:name="T5" style:family="text">
      <style:text-properties officeooo:rsid="000c05e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810e1" style:font-style-asian="normal" style:font-style-complex="normal"/>
    </style:style>
    <style:style style:name="T8" style:family="text">
      <style:text-properties fo:font-style="normal" officeooo:rsid="000fa020" style:font-style-asian="normal" style:font-style-complex="normal"/>
    </style:style>
    <style:style style:name="T9" style:family="text">
      <style:text-properties fo:font-style="normal" officeooo:rsid="001542f7" style:font-style-asian="normal" style:font-style-complex="normal"/>
    </style:style>
    <style:style style:name="T10" style:family="text">
      <style:text-properties fo:font-style="normal" officeooo:rsid="0015bc8b" style:font-style-asian="normal" style:font-style-complex="normal"/>
    </style:style>
    <style:style style:name="T11" style:family="text">
      <style:text-properties fo:font-style="normal" officeooo:rsid="0018df09" style:font-style-asian="normal" style:font-style-complex="normal"/>
    </style:style>
    <style:style style:name="T12" style:family="text">
      <style:text-properties fo:font-style="normal" officeooo:rsid="00165826" style:font-style-asian="normal" style:font-style-complex="normal"/>
    </style:style>
    <style:style style:name="T13" style:family="text">
      <style:text-properties fo:font-style="normal" officeooo:rsid="001bd15d" style:font-style-asian="normal" style:font-style-complex="normal"/>
    </style:style>
    <style:style style:name="T14" style:family="text">
      <style:text-properties fo:font-style="normal" officeooo:rsid="001dbac2" style:font-style-asian="normal" style:font-style-complex="normal"/>
    </style:style>
    <style:style style:name="T15" style:family="text">
      <style:text-properties fo:font-style="normal" officeooo:rsid="001df16c" style:font-style-asian="normal" style:font-style-complex="normal"/>
    </style:style>
    <style:style style:name="T16" style:family="text">
      <style:text-properties officeooo:rsid="000dd382"/>
    </style:style>
    <style:style style:name="T17" style:family="text">
      <style:text-properties officeooo:rsid="000ed4d5"/>
    </style:style>
    <style:style style:name="T18" style:family="text">
      <style:text-properties officeooo:rsid="0011719d"/>
    </style:style>
    <style:style style:name="T19" style:family="text">
      <style:text-properties officeooo:rsid="001418e4"/>
    </style:style>
    <style:style style:name="T20" style:family="text">
      <style:text-properties officeooo:rsid="00165826"/>
    </style:style>
    <style:style style:name="T21" style:family="text">
      <style:text-properties officeooo:rsid="0018359e"/>
    </style:style>
    <style:style style:name="T22" style:family="text">
      <style:text-properties officeooo:rsid="0018df09"/>
    </style:style>
    <style:style style:name="T23" style:family="text">
      <style:text-properties fo:font-size="13pt" fo:font-style="italic" officeooo:rsid="001acf63" style:font-size-asian="13pt" style:font-style-asian="italic" style:font-size-complex="13pt" style:font-style-complex="italic"/>
    </style:style>
    <style:style style:name="T24" style:family="text">
      <style:text-properties fo:font-size="13pt" fo:font-style="italic" officeooo:rsid="001f742d" style:font-size-asian="13pt" style:font-style-asian="italic" style:font-size-complex="13pt" style:font-style-complex="italic"/>
    </style:style>
    <style:style style:name="T25" style:family="text">
      <style:text-properties fo:font-size="13pt" fo:font-style="italic" officeooo:rsid="002730ed" style:font-size-asian="13pt" style:font-style-asian="italic" style:font-size-complex="13pt" style:font-style-complex="italic"/>
    </style:style>
    <style:style style:name="T26" style:family="text">
      <style:text-properties fo:font-size="13pt" fo:font-style="italic" officeooo:rsid="002e4d85" style:font-size-asian="13pt" style:font-style-asian="italic" style:font-size-complex="13pt" style:font-style-complex="italic"/>
    </style:style>
    <style:style style:name="T27" style:family="text">
      <style:text-properties fo:font-size="13pt" fo:font-style="normal" officeooo:rsid="0018359e" style:font-size-asian="13pt" style:font-style-asian="normal" style:font-size-complex="13pt" style:font-style-complex="normal"/>
    </style:style>
    <style:style style:name="T28" style:family="text">
      <style:text-properties officeooo:rsid="001df16c"/>
    </style:style>
    <style:style style:name="T29" style:family="text">
      <style:text-properties style:font-name="Liberation Serif" fo:font-size="12pt" fo:font-style="normal" officeooo:rsid="0018359e" style:font-size-asian="12pt" style:font-style-asian="normal" style:font-size-complex="12pt" style:font-style-complex="normal"/>
    </style:style>
    <style:style style:name="T30" style:family="text">
      <style:text-properties officeooo:rsid="00232634"/>
    </style:style>
    <style:style style:name="T31" style:family="text">
      <style:text-properties fo:font-variant="normal" fo:text-transform="none" fo:color="#3b3842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style:text-blinking="false" fo:background-color="transparent" loext:char-shading-value="0" style:font-style-asian="normal" style:font-style-complex="normal"/>
    </style:style>
    <style:style style:name="T33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officeooo:rsid="00165826" style:text-blinking="false" fo:background-color="transparent" loext:char-shading-value="0" style:font-size-asian="13pt" style:font-style-asian="normal" style:font-size-complex="13pt" style:font-style-complex="normal"/>
    </style:style>
    <style:style style:name="T34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officeooo:rsid="0032844f" style:text-blinking="false" fo:background-color="transparent" loext:char-shading-value="0" style:font-size-asian="13pt" style:font-style-asian="normal" style:font-size-complex="13pt" style:font-style-complex="normal"/>
    </style:style>
    <style:style style:name="T35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officeooo:rsid="0033e5a4" style:text-blinking="false" fo:background-color="transparent" loext:char-shading-value="0" style:font-size-asian="13pt" style:font-style-asian="normal" style:font-size-complex="13pt" style:font-style-complex="normal"/>
    </style:style>
    <style:style style:name="T36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officeooo:rsid="00349f90" style:text-blinking="false" fo:background-color="transparent" loext:char-shading-value="0" style:font-size-asian="13pt" style:font-style-asian="normal" style:font-size-complex="13pt" style:font-style-complex="normal"/>
    </style:style>
    <style:style style:name="T37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officeooo:rsid="00375840" style:text-blinking="false" fo:background-color="transparent" loext:char-shading-value="0" style:font-size-asian="13pt" style:font-style-asian="normal" style:font-size-complex="13pt" style:font-style-complex="normal"/>
    </style:style>
    <style:style style:name="T38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34e8b" style:text-blinking="false" fo:background-color="transparent" loext:char-shading-value="0"/>
    </style:style>
    <style:style style:name="T40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41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34e8b" style:text-blinking="false" fo:background-color="transparent" loext:char-shading-value="0" style:font-style-asian="normal" style:font-style-complex="normal"/>
    </style:style>
    <style:style style:name="T42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4f5d1" style:text-blinking="false" fo:background-color="transparent" loext:char-shading-value="0" style:font-style-asian="normal" style:font-style-complex="normal"/>
    </style:style>
    <style:style style:name="T43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51b6c" style:text-blinking="false" fo:background-color="transparent" loext:char-shading-value="0" style:font-style-asian="normal" style:font-style-complex="normal"/>
    </style:style>
    <style:style style:name="T44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9b07f" style:text-blinking="false" fo:background-color="transparent" loext:char-shading-value="0"/>
    </style:style>
    <style:style style:name="T45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style:text-blinking="false" fo:background-color="#fff200" loext:char-shading-value="0" style:font-style-asian="normal" style:font-style-complex="normal"/>
    </style:style>
    <style:style style:name="T46" style:family="text">
      <style:text-properties fo:font-variant="normal" fo:text-transform="none" fo:color="#3b3842" style:text-line-through-style="none" style:text-line-through-type="none" style:font-name="Poppins" fo:font-size="10pt" fo:font-style="normal" style:text-underline-style="none" fo:font-weight="normal" officeooo:rsid="0044f5d1" style:text-blinking="false" fo:background-color="#fff200" loext:char-shading-value="0" style:font-style-asian="normal" style:font-style-complex="normal"/>
    </style:style>
    <style:style style:name="T47" style:family="text">
      <style:text-properties fo:font-variant="normal" fo:text-transform="none" fo:color="#3b3842" style:text-line-through-style="none" style:text-line-through-type="none" style:font-name="Poppins" fo:font-size="10pt" fo:font-style="italic" style:text-underline-style="none" style:text-blinking="false" fo:background-color="transparent" loext:char-shading-value="0" style:font-style-asian="normal" style:font-style-complex="normal"/>
    </style:style>
    <style:style style:name="T48" style:family="text">
      <style:text-properties fo:font-variant="normal" fo:text-transform="none" fo:color="#3b3842" style:text-line-through-style="none" style:text-line-through-type="none" style:font-name="Poppins" fo:font-size="10pt" fo:font-style="italic" style:text-underline-style="none" officeooo:rsid="0032844f" style:text-blinking="false" fo:background-color="transparent" loext:char-shading-value="0" style:font-size-asian="13pt" style:font-style-asian="italic" style:font-size-complex="13pt" style:font-style-complex="italic"/>
    </style:style>
    <style:style style:name="T49" style:family="text"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officeooo:rsid="00434e8b" style:text-blinking="false" fo:background-color="transparent" loext:char-shading-value="0"/>
    </style:style>
    <style:style style:name="T51" style:family="text">
      <style:text-properties fo:font-variant="normal" fo:text-transform="none" fo:color="#3b3842" style:text-line-through-style="none" style:text-line-through-type="none" style:font-name="Poppins" fo:font-size="10pt" fo:font-style="italic" style:text-underline-style="none" fo:font-weight="normal" officeooo:rsid="0049b07f" style:text-blinking="false" fo:background-color="transparent" loext:char-shading-value="0"/>
    </style:style>
    <style:style style:name="T52" style:family="text">
      <style:text-properties fo:font-variant="normal" fo:text-transform="none" fo:color="#3b3842" style:text-line-through-style="none" style:text-line-through-type="none" fo:font-size="13pt" fo:font-style="normal" style:text-underline-style="none" officeooo:rsid="00165826" style:text-blinking="false" fo:background-color="transparent" loext:char-shading-value="0" style:font-size-asian="13pt" style:font-style-asian="normal" style:font-size-complex="13pt" style:font-style-complex="normal"/>
    </style:style>
    <style:style style:name="T53" style:family="text">
      <style:text-properties fo:font-variant="normal" fo:text-transform="none" fo:color="#3b3842" style:text-line-through-style="none" style:text-line-through-type="none" style:text-underline-style="none" fo:font-weight="normal" style:text-blinking="false" fo:background-color="transparent" loext:char-shading-value="0"/>
    </style:style>
    <style:style style:name="T54" style:family="text">
      <style:text-properties fo:font-variant="normal" fo:text-transform="none" fo:color="#ce181e" style:text-line-through-style="none" style:text-line-through-type="none" style:font-name="Poppins" fo:font-size="10pt" fo:font-style="normal" style:text-underline-style="none" fo:font-weight="normal" style:text-blinking="false" fo:background-color="transparent" loext:char-shading-value="0"/>
    </style:style>
    <style:style style:name="T55" style:family="text">
      <style:text-properties fo:font-variant="normal" fo:text-transform="none" fo:color="#ce181e" style:text-line-through-style="none" style:text-line-through-type="none" style:font-name="Poppins" fo:font-size="10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56" style:family="text">
      <style:text-properties fo:font-variant="normal" fo:text-transform="none" fo:color="#ce181e" style:text-line-through-style="none" style:text-line-through-type="none" style:font-name="Poppins" fo:font-size="10pt" fo:font-style="normal" style:text-underline-style="none" fo:font-weight="normal" officeooo:rsid="0044f5d1" style:text-blinking="false" fo:background-color="transparent" loext:char-shading-value="0" style:font-style-asian="normal" style:font-style-complex="normal"/>
    </style:style>
    <style:style style:name="T57" style:family="text">
      <style:text-properties fo:font-variant="normal" fo:text-transform="none" fo:color="#ce181e" style:text-line-through-style="none" style:text-line-through-type="none" style:font-name="Poppins" fo:font-size="10pt" fo:font-style="normal" style:text-underline-style="none" fo:font-weight="normal" officeooo:rsid="00451b6c" style:text-blinking="false" fo:background-color="transparent" loext:char-shading-value="0" style:font-style-asian="normal" style:font-style-complex="normal"/>
    </style:style>
    <style:style style:name="T58" style:family="text">
      <style:text-properties officeooo:rsid="00238d67"/>
    </style:style>
    <style:style style:name="T59" style:family="text">
      <style:text-properties officeooo:rsid="0025866b"/>
    </style:style>
    <style:style style:name="T60" style:family="text">
      <style:text-properties officeooo:rsid="002730ed"/>
    </style:style>
    <style:style style:name="T61" style:family="text">
      <style:text-properties officeooo:rsid="0028788d"/>
    </style:style>
    <style:style style:name="T62" style:family="text">
      <style:text-properties officeooo:rsid="002af94f"/>
    </style:style>
    <style:style style:name="T6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size="16pt" fo:font-style="normal" fo:font-weight="bold" officeooo:rsid="000d75d4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size="16pt" fo:font-weight="bold" style:font-size-asian="16pt" style:font-weight-asian="bold" style:font-size-complex="16pt" style:font-weight-complex="bold"/>
    </style:style>
    <style:style style:name="T66" style:family="text">
      <style:text-properties fo:font-size="16pt" fo:font-weight="bold" officeooo:rsid="0032844f" style:font-size-asian="16pt" style:font-weight-asian="bold" style:font-size-complex="16pt" style:font-weight-complex="bold"/>
    </style:style>
    <style:style style:name="T67" style:family="text">
      <style:text-properties fo:font-size="16pt" fo:font-weight="bold" officeooo:rsid="0033e5a4" style:font-size-asian="16pt" style:font-weight-asian="bold" style:font-size-complex="16pt" style:font-weight-complex="bold"/>
    </style:style>
    <style:style style:name="T68" style:family="text">
      <style:text-properties fo:font-size="16pt" fo:font-weight="normal" officeooo:rsid="0033e5a4" style:font-size-asian="16pt" style:font-weight-asian="normal" style:font-size-complex="16pt" style:font-weight-complex="normal"/>
    </style:style>
    <style:style style:name="T69" style:family="text">
      <style:text-properties officeooo:rsid="002b91be"/>
    </style:style>
    <style:style style:name="T70" style:family="text">
      <style:text-properties officeooo:rsid="002e4d85"/>
    </style:style>
    <style:style style:name="T71" style:family="text">
      <style:text-properties officeooo:rsid="00301dce"/>
    </style:style>
    <style:style style:name="T72" style:family="text">
      <style:text-properties officeooo:rsid="00356fe3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165826" style:font-size-asian="13pt" style:font-style-asian="normal" style:font-size-complex="13pt" style:font-style-complex="normal"/>
    </style:style>
    <style:style style:name="T75" style:family="text">
      <style:text-properties officeooo:rsid="00385112" style:font-size-asian="13pt" style:font-style-asian="normal" style:font-size-complex="13pt" style:font-style-complex="normal"/>
    </style:style>
    <style:style style:name="T76" style:family="text">
      <style:text-properties officeooo:rsid="003b21a3"/>
    </style:style>
    <style:style style:name="T77" style:family="text">
      <style:text-properties officeooo:rsid="0032844f"/>
    </style:style>
    <style:style style:name="T78" style:family="text">
      <style:text-properties officeooo:rsid="003b9a2e"/>
    </style:style>
    <style:style style:name="T79" style:family="text">
      <style:text-properties officeooo:rsid="003d9577"/>
    </style:style>
    <style:style style:name="T80" style:family="text">
      <style:text-properties officeooo:rsid="0040b858"/>
    </style:style>
    <style:style style:name="T81" style:family="text">
      <style:text-properties fo:color="#ce181e" officeooo:rsid="00451b6c"/>
    </style:style>
    <style:style style:name="T82" style:family="text">
      <style:text-properties officeooo:rsid="00451b6c"/>
    </style:style>
    <style:style style:name="T83" style:family="text">
      <style:text-properties officeooo:rsid="00487225"/>
    </style:style>
    <style:style style:name="T84" style:family="text">
      <style:text-properties officeooo:rsid="00490961"/>
    </style:style>
    <style:style style:name="T85" style:family="text">
      <style:text-properties officeooo:rsid="0049b07f"/>
    </style:style>
    <style:style style:name="T86" style:family="text">
      <style:text-properties officeooo:rsid="004b4423"/>
    </style:style>
    <style:style style:name="T87" style:family="text">
      <style:text-properties officeooo:rsid="004d04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XP</text:p>
      <text:p text:style-name="Standard">action recievingXP(Number feedback) returns Number</text:p>
      <text:p text:style-name="Standard"><text:s text:c="5"/>Number amountXP=100*feedback</text:p>
      <text:p text:style-name="Standard"><text:s text:c="5"/>return amountXP</text:p>
      <text:p text:style-name="Standard">say("Have you got a positive or a negative feedback?")</text:p>
      <text:p text:style-name="Standard">Number feedback=listen()</text:p>
      <text:p text:style-name="Standard">amountXP=recievingXP(feedback)</text:p>
      <text:p text:style-name="Standard">say("Now you have "+amountXP+"XP more!") </text:p>
      <text:p text:style-name="Standard"/>
      <text:p text:style-name="P1"/>
      <text:p text:style-name="P14">Exercise <text:span text:style-name="T10">S</text:span><text:span text:style-name="T7">plit and </text:span><text:span text:style-name="T10">S</text:span><text:span text:style-name="T7">wap the </text:span><text:span text:style-name="T10">N</text:span><text:span text:style-name="T7">ame</text:span></text:p>
      <text:p text:style-name="P12">Your peer programmer is a very funny person. He/<text:span text:style-name="T19">she</text:span> wants to make jokes every time even while programming. <text:span text:style-name="T16">Today</text:span> he/<text:span text:style-name="T19">she</text:span> has decided to write a code to have fun with your name.</text:p>
      <text:p text:style-name="P12">Define the <text:span text:style-name="T2">swappedName</text:span> action that receives a name as a text, splits a name into two parts, swaps them and combines into a new name, so that the first letter is in upper case and the rest are in lower case. </text:p>
      <text:p text:style-name="P13">Write a code <text:span text:style-name="T17">that helps your friend create </text:span><text:span text:style-name="T8">s</text:span><text:span text:style-name="T7">wapped </text:span><text:span text:style-name="T8">n</text:span><text:span text:style-name="T7">ame</text:span><text:span text:style-name="T8">s</text:span><text:span text:style-name="T10">. Assume that the length of the name is always at least two letters long.</text:span></text:p>
      <text:p text:style-name="P37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Enter your name, please:</text:p>
          </table:table-cell>
        </table:table-row>
        <table:table-row>
          <table:table-cell table:style-name="Table1.A2" office:value-type="string">
            <text:p text:style-name="P56">- Olena</text:p>
          </table:table-cell>
        </table:table-row>
        <table:table-row>
          <table:table-cell table:style-name="Table1.A2" office:value-type="string">
            <text:p text:style-name="P56">- Olena, <text:span text:style-name="T1">your swapped name is </text:span>Enaol!</text:p>
          </table:table-cell>
        </table:table-row>
      </table:table>
      <text:p text:style-name="P12"/>
      <text:p text:style-name="P37"/>
      <text:p text:style-name="P17">action swappedName(Text name) returns Text</text:p>
      <text:p text:style-name="P17"><text:tab/>Text capitalLetter = name.get(0)</text:p>
      <text:p text:style-name="P17"><text:tab/>capitalLetter = capitalLetter.lowerCase</text:p>
      <text:p text:style-name="P17"><text:tab/>Number length = name.leng<text:span text:style-name="T18">th</text:span>()</text:p>
      <text:p text:style-name="P17"><text:tab/>Number firstLengt<text:span text:style-name="T18">h</text:span> = length / 2</text:p>
      <text:p text:style-name="P17"><text:tab/>firstLengt<text:span text:style-name="T18">h</text:span> = firstLengt<text:span text:style-name="T18">h</text:span>.roundDown()</text:p>
      <text:p text:style-name="P17"><text:tab/>Number secondLenght = length – firstLenght</text:p>
      <text:p text:style-name="P17"><text:tab/>Text firstPart = name.section(1, firstLenght-1)</text:p>
      <text:p text:style-name="P17"><text:tab/>Text secondPart = name.section(firstLenght, lenght-1)</text:p>
      <text:p text:style-name="P17"><text:tab/>Text capitalLetterTwo = <text:s/>secondPart.get(0)</text:p>
      <text:p text:style-name="P17"><text:tab/>capitalLetterTwo <text:span text:style-name="T1">= <text:s/></text:span>capitalLetterTwo.<text:span text:style-name="T1">upperCase()</text:span></text:p>
      <text:p text:style-name="P17"><text:tab/><text:span text:style-name="T1">secondPart = name.section(firstLenght+1, length–1)</text:span></text:p>
      <text:p text:style-name="P17"><text:tab/><text:span text:style-name="T1">return <text:s/></text:span>capitalLetterTwo <text:span text:style-name="T1">+ secondPart + </text:span>capitalLetter <text:span text:style-name="T1">+ firstPart</text:span></text:p>
      <text:p text:style-name="P17"/>
      <text:p text:style-name="P10">say(“Enter your name, please:”)</text:p>
      <text:p text:style-name="P10">Text name = listen()</text:p>
      <text:p text:style-name="P10">Text swappedName = swappedName(name)</text:p>
      <text:p text:style-name="P10">say(name + “, your swapped name is ” + swappedName <text:span text:style-name="T5">+”!”</text:span>)</text:p>
      <text:p text:style-name="P10"/>
      <text:p text:style-name="P4">This exercise is not really easy so don't hesitate to contact me to figure out the solution <text:span text:style-name="T16">(my version)</text:span>. Or I can leave it here to hear your feedback and improve it. <text:s text:c="2"/></text:p>
      <text:p text:style-name="P38"/>
      <text:p text:style-name="P37"/>
      <text:p text:style-name="P37"/>
      <text:p text:style-name="P37"/>
      <text:p text:style-name="P35"><text:bookmark text:name="docs-internal-guid-135831d8-7fff-688f-2f34-e474e04d9d55"/><text:span text:style-name="T32">Define the </text:span><text:span text:style-name="T47">isAsked</text:span><text:span text:style-name="T31"> </text:span><text:span text:style-name="T32">action that receives a name, asks a question and returns the answer as a </text:span><text:span text:style-name="T47">Choice</text:span><text:span text:style-name="T32">. </text:span></text:p>
      <text:p text:style-name="P36"><text:soft-page-break/><text:span text:style-name="T64">Exercise </text:span><text:span text:style-name="T63">1</text:span></text:p>
      <text:p text:style-name="P18"><text:span text:style-name="T6">There is a rumor that your </text:span><text:span text:style-name="T13">mentor</text:span><text:span text:style-name="T6"> </text:span><text:span text:style-name="T12">graduated </text:span><text:span text:style-name="T15">from </text:span><text:span text:style-name="T12">the Everyone Codes Academy. <text:s/>Your Team wants to figure it out </text:span><text:span text:style-name="T13">by </text:span><text:span text:style-name="T12">asking the Everyone Codes </text:span><text:span text:style-name="T14">members</text:span><text:span text:style-name="T12"> whether it’s true or not. </text:span></text:p>
      <text:p text:style-name="P20">Define the <text:span text:style-name="T3">isAsked</text:span> action that receives <text:span text:style-name="T21">a name. In this action if person is at school (use isAtSchool action) it returns a Choice using listen() action, otherwise calls the person and asks him/her using callPersonAndAsk action. Don’t define this action.</text:span></text:p>
      <text:p text:style-name="P23">In case all members of <text:s/>the <text:span text:style-name="T20">Everyone Codes </text:span>confirm with positive answer share the information with all classmates on slack, otherwise make a disappointed face.</text:p>
      <text:p text:style-name="P21"/>
      <text:p text:style-name="P23">Following the interaction below. Don’t define below actions.</text:p>
      <text:p text:style-name="P22"/>
      <text:p text:style-name="P19">Available actions:</text:p>
      <text:list xml:id="list2775886098" text:style-name="L1">
        <text:list-item>
          <text:p text:style-name="P75">isAtSchool(<text:span text:style-name="T70">Text name</text:span>)</text:p>
        </text:list-item>
        <text:list-item>
          <text:p text:style-name="P77">callPersonAndAsk(Text name)</text:p>
        </text:list-item>
        <text:list-item>
          <text:p text:style-name="P76">writeOnSlackToEveryone()</text:p>
        </text:list-item>
        <text:list-item>
          <text:p text:style-name="P76">makeDisappointedFace()</text:p>
        </text:list-item>
      </text:list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0">--- <text:span text:style-name="T22">Scenario 1 ---</text:span></text:p>
            <text:p text:style-name="P40"/>
            <text:p text:style-name="P41">- Petra, is it true that Guillermo is an alumni?</text:p>
            <text:p text:style-name="P41">- Yes!</text:p>
            <text:p text:style-name="P41">- Daryl, is it true that Guillermo is an alumni?</text:p>
            <text:p text:style-name="P41">- Yes!</text:p>
            <text:p text:style-name="P41">- Ste<text:span text:style-name="T28">f</text:span>an, is it true that Guillermo is an alumni?</text:p>
            <text:p text:style-name="P41">- Yes!</text:p>
            <text:p text:style-name="P43">---<text:span text:style-name="T21">Slack Message---</text:span></text:p>
            <text:p text:style-name="P43"/>
          </table:table-cell>
        </table:table-row>
        <table:table-row>
          <table:table-cell table:style-name="Table2.A2" office:value-type="string">
            <text:p text:style-name="P40">--- <text:span text:style-name="T22">Scenario 2 ---</text:span></text:p>
            <text:p text:style-name="P40"/>
            <text:p text:style-name="P41">- Petra, is it true that Guillermo is an alumni?</text:p>
            <text:p text:style-name="P41">- Yes!</text:p>
            <text:p text:style-name="P41">- Daryl, is it true that Guillermo is an alumni?</text:p>
            <text:p text:style-name="P41">- Yes!</text:p>
            <text:p text:style-name="P41">- Ste<text:span text:style-name="T28">f</text:span>an, is it true that Guillermo is an alumni?</text:p>
            <text:p text:style-name="P41">- No!</text:p>
            <text:p text:style-name="P43">---<text:span text:style-name="T21">Disappointed Face---</text:span></text:p>
            <text:p text:style-name="P43"/>
          </table:table-cell>
        </table:table-row>
        <table:table-row>
          <table:table-cell table:style-name="Table2.A2" office:value-type="string">
            <text:p text:style-name="P43"><text:span text:style-name="T9">--- </text:span><text:span text:style-name="T11">Scenario 3 ---</text:span></text:p>
            <text:p text:style-name="P40"/>
            <text:p text:style-name="P41">- Petra, is it true that Guillermo is an alumni?</text:p>
            <text:p text:style-name="P41">- Yes!</text:p>
            <text:p text:style-name="P41">- Daryl, is it true that Guillermo is an alumni?</text:p>
            <text:p text:style-name="P41">- Yes!</text:p>
            <text:p text:style-name="P41">--- <text:span text:style-name="T22">call and ask Stefan ---</text:span></text:p>
            <text:p text:style-name="P42"><text:span text:style-name="T22">- </text:span>Ste<text:span text:style-name="T28">f</text:span>an, <text:span text:style-name="T71">is i</text:span>t true that Guillermo is an alumni?</text:p>
            <text:p text:style-name="P41">- Yes!</text:p>
            <text:p text:style-name="P43">---<text:span text:style-name="T21">Slack Message---</text:span></text:p>
            <text:p text:style-name="P43"/>
          </table:table-cell>
        </table:table-row>
        <text:soft-page-break/>
        <table:table-row>
          <table:table-cell table:style-name="Table2.A2" office:value-type="string">
            <text:p text:style-name="P43"><text:span text:style-name="T9">--- </text:span><text:span text:style-name="T11">Scenario 4 ---</text:span></text:p>
            <text:p text:style-name="P41"/>
            <text:p text:style-name="P41">- Petra, is it true that Guillermo is an alumni?</text:p>
            <text:p text:style-name="P41">- Yes!</text:p>
            <text:p text:style-name="P41">- Daryl, is it true that Guillermo is an alumni?</text:p>
            <text:p text:style-name="P41">- Yes!</text:p>
            <text:p text:style-name="P41">--- <text:span text:style-name="T22">call and ask Daryl ---</text:span></text:p>
            <text:p text:style-name="P42"><text:span text:style-name="T22">- </text:span>Ste<text:span text:style-name="T28">f</text:span>an, <text:span text:style-name="T71">is i</text:span>t true that Guillermo is an alumni?</text:p>
            <text:p text:style-name="P41"><text:span text:style-name="T22">- No</text:span>!</text:p>
            <text:p text:style-name="P43">---<text:span text:style-name="T21"> Make Disappointed Face ---</text:span></text:p>
            <text:p text:style-name="P43"/>
          </table:table-cell>
        </table:table-row>
      </table:table>
      <text:p text:style-name="P3"/>
      <text:p text:style-name="P2"/>
      <text:p text:style-name="P25">action isAsked (Text name) returns Cho<text:span text:style-name="T61">i</text:span>ce</text:p>
      <text:p text:style-name="P29"><text:tab/></text:p>
      <text:p text:style-name="P27"><text:tab/><text:span text:style-name="T60">if not isAtSchool(name)</text:span></text:p>
      <text:p text:style-name="P6"><text:span text:style-name="T28"><text:tab/><text:tab/></text:span><text:span text:style-name="T26">return </text:span><text:span text:style-name="T27">callPersonAndAsk</text:span><text:span text:style-name="T24">(</text:span><text:span text:style-name="T25">name</text:span><text:span text:style-name="T24">)</text:span></text:p>
      <text:p text:style-name="P27"><text:span text:style-name="T60"><text:tab/>else</text:span><text:tab/></text:p>
      <text:p text:style-name="P28"><text:tab/><text:tab/>say (name + “ <text:span text:style-name="T29">is it true that Guillermo is an alumni?</text:span>”)</text:p>
      <text:p text:style-name="P25"><text:tab/><text:tab/>return listen()</text:p>
      <text:p text:style-name="P5"><text:tab/></text:p>
      <text:p text:style-name="P25">Choice <text:span text:style-name="T59">isP</text:span>etra<text:span text:style-name="T59">Asked</text:span>=isAsked(“Petra”)</text:p>
      <text:p text:style-name="P25">Choice <text:span text:style-name="T59">isD</text:span>aryl<text:span text:style-name="T59">Asked</text:span>=isAsked(“Daryl”)</text:p>
      <text:p text:style-name="P26">Choice <text:span text:style-name="T59">isS</text:span>tefan<text:span text:style-name="T59">Asked</text:span>=isAsked(“Stefan”)</text:p>
      <text:p text:style-name="P1"/>
      <text:p text:style-name="P25">if <text:span text:style-name="T59">isP</text:span>etra<text:span text:style-name="T59">Asked</text:span> and <text:span text:style-name="T59">isD</text:span>aryl<text:span text:style-name="T59">Asked</text:span> and <text:span text:style-name="T59">isS</text:span>tefan<text:span text:style-name="T59">Asked</text:span></text:p>
      <text:p text:style-name="P25"><text:tab/>writeOnSlack()</text:p>
      <text:p text:style-name="P25">else</text:p>
      <text:p text:style-name="P25"><text:tab/><text:span text:style-name="T23">makeDisappointedFace()</text:span></text:p>
      <text:p text:style-name="P24"/>
      <text:p text:style-name="P11"/>
      <text:p text:style-name="P9"/>
      <text:p text:style-name="P15">Exercise <text:span text:style-name="T62">2</text:span></text:p>
      <text:p text:style-name="P45"><text:bookmark text:name="docs-internal-guid-27092516-7fff-ed9b-2b49-e94d80324ea6"/><text:span text:style-name="T33">It is 7th</text:span><text:span text:style-name="T52"> </text:span><text:span text:style-name="T33">of November and that means you have an Evaluation today. After completing the theoretical part, which contains two questions,  you write a code that helps your mentor to calculate your score. Follow the interaction below.</text:span></text:p>
      <text:p text:style-name="P59">Scenario 1</text:p>
      <table:table table:name="Table3" table:style-name="Table3">
        <table:table-column table:style-name="Table3.A"/>
        <table:table-row>
          <table:table-cell table:style-name="Table3.A1" office:value-type="string">
            <text:list xml:id="list4087564732" text:style-name="L2">
              <text:list-header>
                <text:p text:style-name="P87">- Is the result of this action powerTwo(2) equal 4?</text:p>
                <text:p text:style-name="P87">- Yes!</text:p>
              </text:list-header>
            </text:list>
          </table:table-cell>
        </table:table-row>
        <table:table-row>
          <table:table-cell table:style-name="Table3.A2" office:value-type="string">
            <text:list xml:id="list624579207" text:style-name="L3">
              <text:list-header>
                <text:p text:style-name="P88">- Which one is the collections trait? Available options: <text:line-break/>a. roundDown() <text:line-break/>b. contains() <text:line-break/>c. negate()</text:p>
                <text:p text:style-name="P88">- b</text:p>
              </text:list-header>
            </text:list>
          </table:table-cell>
        </table:table-row>
        <table:table-row>
          <table:table-cell table:style-name="Table3.A3" office:value-type="string">
            <text:list xml:id="list399359582" text:style-name="L4">
              <text:list-header>
                <text:p text:style-name="P89">- You are very smart!</text:p>
              </text:list-header>
            </text:list>
          </table:table-cell>
        </table:table-row>
      </table:table>
      <text:p text:style-name="Text_20_body"/>
      <text:p text:style-name="P59"><text:soft-page-break/>Scenario 2</text:p>
      <table:table table:name="Table4" table:style-name="Table4">
        <table:table-column table:style-name="Table4.A"/>
        <table:table-row>
          <table:table-cell table:style-name="Table4.A1" office:value-type="string">
            <text:list xml:id="list2632853225" text:style-name="L5">
              <text:list-header>
                <text:p text:style-name="P90">- <text:span text:style-name="T69">I</text:span>s the result of this action powerTwo(2) equal 4?</text:p>
                <text:p text:style-name="P90"><text:s/>-No!</text:p>
              </text:list-header>
            </text:list>
          </table:table-cell>
        </table:table-row>
        <table:table-row>
          <table:table-cell table:style-name="Table4.A2" office:value-type="string">
            <text:list xml:id="list3909033208" text:style-name="L6">
              <text:list-header>
                <text:p text:style-name="P91">- Which one is the collections trait? Available options: <text:line-break/>a. roundDown() <text:line-break/>b. contains() <text:line-break/>c. negate()</text:p>
                <text:p text:style-name="P91">- b</text:p>
              </text:list-header>
            </text:list>
          </table:table-cell>
        </table:table-row>
        <table:table-row>
          <table:table-cell table:style-name="Table4.A3" office:value-type="string">
            <text:list xml:id="list2921385714" text:style-name="L7">
              <text:list-header>
                <text:p text:style-name="P92">- It could be better!</text:p>
              </text:list-header>
            </text:list>
          </table:table-cell>
        </table:table-row>
      </table:table>
      <text:p text:style-name="Text_20_body"/>
      <text:p text:style-name="P59">Scenario 3</text:p>
      <table:table table:name="Table5" table:style-name="Table5">
        <table:table-column table:style-name="Table5.A"/>
        <table:table-row>
          <table:table-cell table:style-name="Table5.A1" office:value-type="string">
            <text:list xml:id="list2770093336" text:style-name="L8">
              <text:list-header>
                <text:p text:style-name="P93">- Is the result of this action powerTwo(2) equal 4?</text:p>
                <text:p text:style-name="P93">- No!</text:p>
              </text:list-header>
            </text:list>
          </table:table-cell>
        </table:table-row>
        <table:table-row>
          <table:table-cell table:style-name="Table5.A2" office:value-type="string">
            <text:list xml:id="list369616360" text:style-name="L9">
              <text:list-header>
                <text:p text:style-name="P94">- Which one is the collections trait? Available options: <text:line-break/>a. roundDown() <text:line-break/>b. contains() <text:line-break/>c. negate()</text:p>
                <text:p text:style-name="P94">- c</text:p>
              </text:list-header>
            </text:list>
          </table:table-cell>
        </table:table-row>
        <table:table-row>
          <table:table-cell table:style-name="Table5.A3" office:value-type="string">
            <text:list xml:id="list393181503" text:style-name="L10">
              <text:list-header>
                <text:p text:style-name="P95">- You failed the Evaluation!</text:p>
              </text:list-header>
            </text:list>
          </table:table-cell>
        </table:table-row>
      </table:table>
      <text:p text:style-name="P66"/>
      <text:p text:style-name="P8"/>
      <text:p text:style-name="P30">Number counter = 0</text:p>
      <text:p text:style-name="P30"/>
      <text:p text:style-name="P31">say(“<text:span text:style-name="T58">Is the result of this action powerTwo(2) </text:span>equal <text:span text:style-name="T58">4</text:span>?”)</text:p>
      <text:p text:style-name="P30">Choice isCorrect = listen()</text:p>
      <text:p text:style-name="P30">if isCorrect</text:p>
      <text:p text:style-name="P30"><text:tab/>counter = counter+1</text:p>
      <text:p text:style-name="P30"/>
      <text:p text:style-name="P33">say(“Which one <text:span text:style-name="T30">is</text:span> the <text:span text:style-name="T30">collections</text:span> trait? Available options: a. roundDown() b. contains() c. negate()”)</text:p>
      <text:p text:style-name="P32">Text answer = listen()</text:p>
      <text:p text:style-name="P32">if answer <text:span text:style-name="T79">is</text:span> “b”</text:p>
      <text:p text:style-name="P32"><text:tab/>counter = counter+1</text:p>
      <text:p text:style-name="P32"/>
      <text:p text:style-name="P34">if counter = 0</text:p>
      <text:p text:style-name="P33"><text:tab/>say(“You failed the Evaluation!”)</text:p>
      <text:p text:style-name="P34">else</text:p>
      <text:p text:style-name="P33"><text:tab/>if counter = <text:span text:style-name="T30">1</text:span></text:p>
      <text:p text:style-name="P33"><text:tab/><text:tab/>say(“<text:span text:style-name="T30">I</text:span>t could be better!”<text:span text:style-name="T30">)</text:span></text:p>
      <text:p text:style-name="P33"><text:tab/>if counter = 2</text:p>
      <text:p text:style-name="P32"><text:tab/><text:tab/>say(“You are very smart!”)</text:p>
      <text:p text:style-name="P32"/>
      <text:p text:style-name="P16"/>
      <text:p text:style-name="P39"><text:span text:style-name="T65">Exercise </text:span><text:span text:style-name="T66">3 The </text:span><text:span text:style-name="T67">Evaluation Time </text:span><text:span text:style-name="T68">(part two)</text:span></text:p>
      <text:p text:style-name="P46"><text:bookmark text:name="docs-internal-guid-27092516-7fff-ed9b-2b49-e94d80324ea61"/><text:soft-page-break/><text:span text:style-name="T33">It is 7th</text:span><text:span text:style-name="T52"> </text:span><text:span text:style-name="T33">of November and that means you have an Evaluation today. After completing the theoretical part, which contains </text:span><text:span text:style-name="T34">many</text:span><text:span text:style-name="T33"> questions, you write a code that helps your mentor to calculate your score. </text:span></text:p>
      <text:p text:style-name="P47"><text:span text:style-name="T33">a. </text:span><text:bookmark text:name="docs-internal-guid-16bff049-7fff-4b2b-d9e6-b45d990569d9"/><text:span text:style-name="T33">Define the </text:span><text:span text:style-name="T48">questions</text:span><text:span text:style-name="T33"> collection that contain</text:span><text:span text:style-name="T34">s</text:span><text:span text:style-name="T33"> </text:span><text:span text:style-name="T34">theoretical questions (it can contain as many questions as you want).</text:span></text:p>
      <text:p text:style-name="P48"><text:span text:style-name="T35">b</text:span><text:span text:style-name="T33">. </text:span><text:bookmark text:name="docs-internal-guid-16bff049-7fff-4b2b-d9e6-b45d990569d91"/><text:span text:style-name="T33">Define the </text:span><text:span text:style-name="T48">answers</text:span><text:span text:style-name="T33"> collection that contain</text:span><text:span text:style-name="T34">s</text:span><text:span text:style-name="T33"> </text:span><text:span text:style-name="T37">the</text:span><text:span text:style-name="T33"> answers </text:span><text:span text:style-name="T37">of the theoretical questions</text:span><text:span text:style-name="T34">. Every answer in this collection should </text:span><text:span text:style-name="T37">correspond to the respective question </text:span><text:span text:style-name="T35">in the </text:span><text:span text:style-name="T48">questions</text:span><text:span text:style-name="T33"> collection.</text:span></text:p>
      <text:p text:style-name="P48"><text:span text:style-name="T33">c. </text:span><text:bookmark text:name="docs-internal-guid-297d6651-7fff-7c6c-d5a7-7b89892d27c9"/><text:span text:style-name="T33">Write a code that </text:span><text:span text:style-name="T35">asks questions from </text:span><text:span text:style-name="T48">questions</text:span><text:span text:style-name="T33"> collection,</text:span><text:span text:style-name="T35"> helps the</text:span><text:span text:style-name="T33"> mentor to calculate your score </text:span><text:span text:style-name="T36">and says how many answers you answered correctly</text:span><text:span text:style-name="T33">. Follow the interaction below.</text:span></text:p>
      <text:p text:style-name="P50"/>
      <table:table table:name="Table6" table:style-name="Table6">
        <table:table-column table:style-name="Table6.A"/>
        <table:table-row>
          <table:table-cell table:style-name="Table6.A1" office:value-type="string">
            <text:p text:style-name="P60">Which one is the collections trait? Available options: a. roundDown(); b. contains(); c. negate()</text:p>
            <text:p text:style-name="P60">- b</text:p>
          </table:table-cell>
        </table:table-row>
        <table:table-row>
          <table:table-cell table:style-name="Table6.A2" office:value-type="string">
            <text:p text:style-name="P54">To stop a repetition we just write the keyword:</text:p>
            <text:p text:style-name="P54">- stop</text:p>
            <text:p text:style-name="P55"/>
          </table:table-cell>
        </table:table-row>
        <table:table-row>
          <table:table-cell table:style-name="Table6.A2" office:value-type="string">
            <text:p text:style-name="Table_20_Contents">….. <text:span text:style-name="T72">another 10 questions</text:span></text:p>
          </table:table-cell>
        </table:table-row>
        <table:table-row>
          <table:table-cell table:style-name="Table6.A2" office:value-type="string">
            <text:p text:style-name="P57">You got 15 correct answers from 20. </text:p>
          </table:table-cell>
        </table:table-row>
      </table:table>
      <text:p text:style-name="P52"/>
      <text:p text:style-name="P53">Collection of Text <text:s/><text:span text:style-name="T77">questions </text:span>= []</text:p>
      <text:p text:style-name="P44">Collection of Text <text:s/>answers<text:span text:style-name="T77"> </text:span>= []</text:p>
      <text:p text:style-name="P61"/>
      <text:p text:style-name="P62"><text:span text:style-name="T80">Number </text:span>counter = 0</text:p>
      <text:p text:style-name="P65">Number score = 0</text:p>
      <text:p text:style-name="P64">Number amountOf<text:span text:style-name="T80">Question</text:span>s = <text:span text:style-name="T76">questions.size()</text:span></text:p>
      <text:p text:style-name="P63">repeat while <text:span text:style-name="T80">counter</text:span> &lt; <text:s/><text:span text:style-name="T78">amountOfQuestions</text:span></text:p>
      <text:p text:style-name="P62"><text:tab/>Text question = questions.get(counter)</text:p>
      <text:p text:style-name="P62"><text:tab/>Say(question)</text:p>
      <text:p text:style-name="P62"><text:tab/>Text answer = listen()</text:p>
      <text:p text:style-name="P62"><text:tab/>if answer is question</text:p>
      <text:p text:style-name="P62"><text:tab/><text:tab/><text:span text:style-name="T80">score</text:span> = <text:span text:style-name="T80">score</text:span>+1</text:p>
      <text:p text:style-name="P62"><text:tab/>counter = counter+1</text:p>
      <text:p text:style-name="P64">say(“You got ”+<text:span text:style-name="T80">score</text:span>+”correct answers from ”+amountOf<text:span text:style-name="T80">Question</text:span>s+”.”)</text:p>
      <text:p text:style-name="P61"/>
      <text:p text:style-name="P61"/>
      <text:p text:style-name="P61"/>
      <text:p text:style-name="P49"><text:bookmark text:name="docs-internal-guid-518bff24-7fff-0261-9407-f3cf2c05d639"/><text:span text:style-name="T74">Little Anne has a magic bag with some paper labels inside (see below). Some paper labels have a word </text:span><text:span text:style-name="T75">written in lower case</text:span><text:span text:style-name="T74"> and other</text:span><text:span text:style-name="T75">s</text:span><text:span text:style-name="T74"> have a word </text:span><text:span text:style-name="T75">written in upper case</text:span><text:span text:style-name="T74">. The magic bag wants to transform (rewrite) </text:span><text:span text:style-name="T75">words from upper case into lower case and vice versa</text:span><text:span text:style-name="T74">. </text:span></text:p>
      <text:list xml:id="list4156405110" text:style-name="L11">
        <text:list-item>
          <text:p text:style-name="P79"><text:span text:style-name="T73">Define the </text:span><text:span text:style-name="T4">words</text:span><text:span text:style-name="T73"> collection that the magic bag have.</text:span></text:p>
        </text:list-item>
        <text:list-item>
          <text:p text:style-name="P80"><text:span text:style-name="T73">Define the </text:span><text:span text:style-name="T4">transformedWords</text:span><text:span text:style-name="T73"> collection that is empty and will contain the transformed words.</text:span></text:p>
        </text:list-item>
        <text:list-item>
          <text:p text:style-name="P82"><text:span text:style-name="T38">Write the magic code that is applied for the above transformation.</text:span><text:line-break/></text:p>
          <text:p text:style-name="P81"><text:soft-page-break/></text:p>
          <text:p text:style-name="P82"><text:span text:style-name="T38">Define the </text:span><text:span text:style-name="T50">uniteCollections</text:span><text:span text:style-name="T38"> </text:span><text:span text:style-name="T39">action</text:span><text:span text:style-name="T38"> that </text:span><text:span text:style-name="T39">receives</text:span><text:span text:style-name="T38"> </text:span><text:span text:style-name="T39">two ranged collections and returns united one which is also ranged</text:span><text:span text:style-name="T38">.</text:span></text:p>
        </text:list-item>
      </text:list>
      <text:p text:style-name="P70">Example:</text:p>
      <text:p text:style-name="P70">numbersOne = [1, 3, 4, 6, 8, 9]</text:p>
      <text:p text:style-name="P70">numbersTwo = [1, 2, 4, 5, 6]</text:p>
      <text:p text:style-name="P70">resultNumbers = [1, 1, 2, 3, 4, 4, 5, 6, 6, 8, 9]</text:p>
      <text:p text:style-name="P70"/>
      <text:p text:style-name="P68"><text:span text:style-name="T54">action</text:span><text:span text:style-name="T38"> </text:span><text:span text:style-name="T50">uniteCollections</text:span><text:span text:style-name="T41"> </text:span><text:span text:style-name="T40">(</text:span><text:span text:style-name="T55">Collection of Number</text:span><text:span text:style-name="T40"> numbersOne, </text:span><text:span text:style-name="T55">Collection of Number</text:span><text:span text:style-name="T40"> numbersTwo) returns </text:span><text:span text:style-name="T55">Number</text:span></text:p>
      <text:p text:style-name="P68"><text:span text:style-name="T40"><text:tab/></text:span><text:span text:style-name="T55">Number</text:span><text:span text:style-name="T40"> amountOfNumbersOne = numbersOne.size()</text:span></text:p>
      <text:p text:style-name="P68"><text:span text:style-name="T40"><text:tab/></text:span><text:span text:style-name="T55">Number</text:span><text:span text:style-name="T40"> amountOfNumbersTwo = numbersTwo.size()</text:span></text:p>
      <text:p text:style-name="P68"><text:span text:style-name="T40"><text:tab/></text:span><text:span text:style-name="T57">Collection of Number</text:span><text:span text:style-name="T43"> resultNumbers = []</text:span></text:p>
      <text:p text:style-name="P68"><text:span text:style-name="T40"><text:tab/></text:span><text:span text:style-name="T55">Numb</text:span><text:span text:style-name="T56">er</text:span><text:span text:style-name="T42"> </text:span><text:span text:style-name="T40">positionOne = 0</text:span></text:p>
      <text:p text:style-name="P73"><text:span text:style-name="T40"><text:tab/></text:span><text:span text:style-name="T56">Number</text:span><text:span text:style-name="T42"> </text:span><text:span text:style-name="T40">positionTwo = 0</text:span></text:p>
      <text:p text:style-name="P74"/>
      <text:p text:style-name="P68"><text:span text:style-name="T40"><text:tab/></text:span><text:span text:style-name="T55">repeat</text:span><text:span text:style-name="T40"> </text:span><text:span text:style-name="T55">while</text:span><text:span text:style-name="T40"> positionOne </text:span><text:span text:style-name="T45">&lt;</text:span><text:span text:style-name="T40"> amountOfNumbersOne </text:span><text:span text:style-name="T55">or</text:span><text:span text:style-name="T40"> </text:span></text:p>
      <text:p text:style-name="P68"><text:span text:style-name="T40"><text:tab/>positionTwo </text:span><text:span text:style-name="T45">&lt;</text:span><text:span text:style-name="T40"> amountOfNumbersTwo</text:span></text:p>
      <text:p text:style-name="P68"><text:span text:style-name="T40"><text:tab/><text:tab/></text:span><text:span text:style-name="T56">Number</text:span><text:span text:style-name="T42"> numberFromOne = numbers.</text:span><text:span text:style-name="T56">get</text:span><text:span text:style-name="T42">(positionOne)</text:span></text:p>
      <text:p text:style-name="P68"><text:span text:style-name="T42"><text:tab/><text:tab/></text:span><text:span text:style-name="T56">Number</text:span><text:span text:style-name="T42"> numberFromTwo = numbers.</text:span><text:span text:style-name="T56">get</text:span><text:span text:style-name="T42">(positionTwo)</text:span></text:p>
      <text:p text:style-name="P68"><text:span text:style-name="T42"><text:tab/><text:tab/></text:span><text:span text:style-name="T56">if</text:span><text:span text:style-name="T42"> positionOne </text:span><text:span text:style-name="T46">&gt;=</text:span><text:span text:style-name="T42"> amountOfNumbersOne</text:span></text:p>
      <text:p text:style-name="P71"><text:tab/><text:tab/><text:tab/>resultNumbers = resultNumbers.add(numberFromTwo)</text:p>
      <text:p text:style-name="P71"><text:tab/><text:tab/><text:tab/>positionTwo = positionTwo + 1</text:p>
      <text:p text:style-name="P69"><text:span text:style-name="T42"><text:tab/><text:tab/></text:span><text:span text:style-name="T56">if</text:span><text:span text:style-name="T42"> positionTwo </text:span><text:span text:style-name="T46">&gt;=</text:span><text:span text:style-name="T42"> amountOfNumbersTwo</text:span></text:p>
      <text:p text:style-name="P72"><text:tab/><text:tab/><text:tab/>resultNumbers = resultNumbers.add(numberFromTwo)</text:p>
      <text:p text:style-name="P72"><text:tab/><text:tab/><text:tab/>positionOne = positionOne + 1</text:p>
      <text:p text:style-name="P69"><text:span text:style-name="T42"><text:tab/><text:tab/></text:span><text:span text:style-name="T56">else</text:span><text:span text:style-name="T42"> </text:span></text:p>
      <text:p text:style-name="P69"><text:span text:style-name="T42"><text:tab/><text:tab/><text:tab/></text:span><text:span text:style-name="T56">if</text:span><text:span text:style-name="T42"> positionOne </text:span><text:span text:style-name="T46">&lt;=</text:span><text:span text:style-name="T42"> positionTwo</text:span></text:p>
      <text:p text:style-name="P72"><text:tab/><text:tab/><text:tab/><text:tab/>resultNumbers = resultNumbers.add(numberFromOne)</text:p>
      <text:p text:style-name="P72"><text:tab/><text:tab/><text:tab/><text:tab/>positionOne = positionOne + 1</text:p>
      <text:p text:style-name="P69"><text:span text:style-name="T42"><text:tab/><text:tab/><text:tab/></text:span><text:span text:style-name="T56">else</text:span><text:span text:style-name="T42"> <text:tab/></text:span></text:p>
      <text:p text:style-name="P72"><text:tab/><text:tab/><text:tab/><text:tab/>resultNumbers = resultNumbers.add(numberFromTwo)</text:p>
      <text:p text:style-name="P72"><text:tab/><text:tab/><text:tab/><text:tab/>positionTwo = positionTwo + 1<text:tab/></text:p>
      <text:p text:style-name="P67"><text:tab/><text:span text:style-name="T81">return</text:span><text:span text:style-name="T82"> resultNumbers</text:span></text:p>
      <text:p text:style-name="P68"/>
      <text:p text:style-name="P83"><text:bookmark text:name="docs-internal-guid-1b7b553e-7fff-8562-2160-203a588f1ab1"/><text:soft-page-break/>a. Define the <text:span text:style-name="T83">Student</text:span> concept that connects the <text:span text:style-name="T83">first </text:span>name, the <text:span text:style-name="T83">last name</text:span> and the <text:span text:style-name="T83">score</text:span> properties.</text:p>
      <text:p text:style-name="P83">b. Define the <text:span text:style-name="T83">Course</text:span> concept that connects the <text:span text:style-name="T83">name of the course, the number of minimum attendees <text:s/></text:span>and the <text:span text:style-name="T83">required score to enroll the course</text:span> properties.</text:p>
      <text:p text:style-name="P84"><text:span text:style-name="T83">c</text:span>. Define the <text:span text:style-name="T83">EnrollmentInfo</text:span> concept that connects the <text:span text:style-name="T83">Course, the Collection of students </text:span>and <text:span text:style-name="T83">a Choice whether the course can start or not</text:span> properties.</text:p>
      <text:p text:style-name="P83">d. Define the <text:span text:style-name="T84">getParticipants</text:span> action that receives <text:span text:style-name="T84">a Collection of students and a Course </text:span>returns the <text:span text:style-name="T84">the Collection of students which can enroll the course depending on the score. </text:span></text:p>
      <text:p text:style-name="P85"><text:span text:style-name="T84">e</text:span>. Define the <text:span text:style-name="T85">getEnrollmentInfo </text:span>action that receives <text:span text:style-name="T84">a Collection of students and a Course, uses getParticipants action, defines whether the course can start if the amount of participants not less than minimum of attendees that is required in the Course and </text:span>returns the <text:span text:style-name="T85">EnrollmentInfo. </text:span></text:p>
      <text:p text:style-name="P85"><text:span text:style-name="T86">f. </text:span><text:bookmark text:name="docs-internal-guid-77f80580-7fff-03ba-3c31-adeee625b9a3"/>Write a code that gets <text:span text:style-name="T86">a Collection of Student</text:span>, <text:span text:style-name="T86">gets a Course, gets an EnrollmentInfo</text:span> <text:span text:style-name="T87">and says the course name and the list of participants if the course is going to start and if not says “The course is denied”</text:span>. Use the <text:span text:style-name="T87">below</text:span> defined actions.</text:p>
      <text:p text:style-name="P86"/>
      <text:p text:style-name="P78"><text:line-break/><text:bookmark text:name="docs-internal-guid-1be2bb63-7fff-f2b9-0480-2ca628a72bcf"/><text:span text:style-name="T38">Available actions: </text:span></text:p>
      <text:p text:style-name="P78"><text:span text:style-name="T49">get</text:span><text:span text:style-name="T51">Students</text:span><text:span text:style-name="T49">()</text:span><text:span text:style-name="T53"> </text:span><text:span text:style-name="T38">returns Collection of </text:span><text:span text:style-name="T44">Student</text:span></text:p>
      <text:p text:style-name="P78"><text:span text:style-name="T51">getCourse()</text:span><text:span text:style-name="T44"> returns Course </text:span></text:p>
      <text:p text:style-name="Text_20_body"><text:line-break/></text:p>
      <text:p text:style-name="P51"/>
      <text:p text:style-name="P3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Poppins" svg:font-family="Poppins, sans-serif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2:48:42.634190563</meta:creation-date>
    <meta:editing-duration>PT10H20M9S</meta:editing-duration>
    <meta:editing-cycles>25</meta:editing-cycles>
    <meta:generator>LibreOffice/6.0.7.3$Linux_X86_64 LibreOffice_project/00m0$Build-3</meta:generator>
    <dc:date>2019-11-26T13:42:20.540886527</dc:date>
    <meta:document-statistic meta:table-count="6" meta:image-count="0" meta:object-count="0" meta:page-count="7" meta:paragraph-count="197" meta:word-count="1489" meta:character-count="9333" meta:non-whitespace-character-count="7916"/>
  </office:meta>
</office:document-meta>
</file>